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Trebuchet MS1" svg:font-family="'Trebuchet M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3.868cm" fo:min-width="3.61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1.03cm" fo:min-width="3.48cm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eb613d" draw:textarea-horizontal-align="justify" draw:textarea-vertical-align="middle" draw:auto-grow-height="false" fo:min-height="0.48cm" fo:min-width="3.48cm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48cm" fo:min-width="3.48cm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5cm" draw:marker-start-width="0.275cm" draw:marker-end="Circle" draw:marker-end-width="0.1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25cm" svg:stroke-color="#000000" draw:marker-start-width="0cm" draw:marker-end-width="0cm" draw:fill="none" draw:textarea-vertical-align="middle" fo:padding-top="0.25cm" fo:padding-bottom="0.25cm" fo:padding-left="0.375cm" fo:padding-right="0.375cm"/>
    </style:style>
    <style:style style:name="gr7" style:family="graphic" style:parent-style-name="objectwithoutfill">
      <style:graphic-properties svg:stroke-width="0.05cm" svg:stroke-color="#ffffff" draw:marker-start-width="0.055cm" draw:marker-end-width="0.0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svg:stroke-color="#000000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05cm" draw:marker-start-width="0.045cm" draw:marker-end-width="0.045cm" draw:fill-color="#000000" draw:textarea-horizontal-align="center" draw:textarea-vertical-align="middle"/>
    </style:style>
    <style:style style:name="gr10" style:family="graphic" style:parent-style-name="standard">
      <style:graphic-properties svg:stroke-width="0.05cm" svg:stroke-color="#000000" draw:marker-start-width="0.045cm" draw:marker-end-width="0.045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5cm" svg:stroke-color="#000000" draw:marker-start-width="0.36cm" draw:marker-end-width="0.36cm" draw:fill="solid" draw:fill-color="#000000" draw:textarea-horizontal-align="center" draw:textarea-vertical-align="middle" fo:padding-top="0.2cm" fo:padding-bottom="0.2cm" fo:padding-left="0.325cm" fo:padding-right="0.3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style:font-name="CMU Sans Serif" fo:font-size="22pt" style:font-size-asian="22pt" style:font-size-complex="22pt"/>
    </style:style>
    <style:style style:name="P3" style:family="paragraph">
      <loext:graphic-properties draw:fill="solid" draw:fill-color="#eb613d"/>
      <style:paragraph-properties fo:text-align="center"/>
      <style:text-properties style:font-name="CMU Sans Serif" fo:font-size="15pt" style:font-size-asian="15pt" style:font-size-complex="15pt"/>
    </style:style>
    <style:style style:name="P4" style:family="paragraph">
      <loext:graphic-properties draw:fill="solid" draw:fill-color="#ffff66"/>
      <style:paragraph-properties fo:text-align="center"/>
      <style:text-properties style:font-name="CMU Sans Serif"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5cm" svg:height="4.5cm" svg:x="0.25cm" svg:y="10.2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4cm" svg:height="1.3cm" svg:x="0.5cm" svg:y="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draw:layer="layout" svg:width="4cm" svg:height="0.75cm" svg:x="0.5cm" svg:y="12.5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4cm" svg:height="0.75cm" svg:x="0.5cm" svg:y="13.5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5" draw:text-style-name="P5" draw:layer="layout" svg:x1="2.5cm" svg:y1="12.575cm" svg:x2="2.5cm" svg:y2="12.1cm">
            <text:p/>
          </draw:line>
          <draw:line draw:style-name="gr5" draw:text-style-name="P5" draw:layer="layout" svg:x1="2.5cm" svg:y1="14.325cm" svg:x2="2.5cm" svg:y2="14.625cm">
            <text:p/>
          </draw:line>
        </draw:g>
        <draw:g>
          <draw:line draw:style-name="gr6" draw:text-style-name="P5" draw:layer="layout" svg:x1="2cm" svg:y1="9.85cm" svg:x2="3cm" svg:y2="9.85cm">
            <text:p/>
          </draw:line>
          <draw:line draw:style-name="gr6" draw:text-style-name="P5" draw:layer="layout" svg:x1="2.5cm" svg:y1="9.85cm" svg:x2="2.5cm" svg:y2="10.66cm">
            <text:p/>
          </draw:line>
          <draw:polyline draw:style-name="gr7" draw:text-style-name="P5" draw:layer="layout" svg:width="0.312cm" svg:height="0.155cm" svg:x="2.344cm" svg:y="9.85cm" svg:viewBox="0 0 313 156" draw:points="0,156 156,0 313,156">
            <text:p/>
          </draw:polyline>
        </draw:g>
        <draw:g>
          <draw:custom-shape draw:style-name="gr1" draw:text-style-name="P1" draw:layer="layout" svg:width="4.5cm" svg:height="4.5cm" svg:x="6.45cm" svg:y="7.7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4cm" svg:height="1.3cm" svg:x="6.7cm" svg:y="8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draw:layer="layout" svg:width="4cm" svg:height="0.75cm" svg:x="6.7cm" svg:y="10.0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4cm" svg:height="0.75cm" svg:x="6.7cm" svg:y="11.0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5" draw:text-style-name="P5" draw:layer="layout" svg:x1="8.7cm" svg:y1="10.075cm" svg:x2="8.7cm" svg:y2="9.6cm">
            <text:p/>
          </draw:line>
          <draw:line draw:style-name="gr5" draw:text-style-name="P5" draw:layer="layout" svg:x1="8.7cm" svg:y1="11.825cm" svg:x2="8.7cm" svg:y2="12.125cm">
            <text:p/>
          </draw:line>
        </draw:g>
        <draw:g>
          <draw:line draw:style-name="gr6" draw:text-style-name="P5" draw:layer="layout" svg:x1="8.2cm" svg:y1="7.35cm" svg:x2="9.2cm" svg:y2="7.35cm">
            <text:p/>
          </draw:line>
          <draw:line draw:style-name="gr6" draw:text-style-name="P5" draw:layer="layout" svg:x1="8.7cm" svg:y1="7.35cm" svg:x2="8.7cm" svg:y2="8.16cm">
            <text:p/>
          </draw:line>
          <draw:polyline draw:style-name="gr7" draw:text-style-name="P5" draw:layer="layout" svg:width="0.312cm" svg:height="0.155cm" svg:x="8.544cm" svg:y="7.35cm" svg:viewBox="0 0 313 156" draw:points="0,156 156,0 313,156">
            <text:p/>
          </draw:polyline>
        </draw:g>
        <draw:g>
          <draw:custom-shape draw:style-name="gr1" draw:text-style-name="P1" draw:layer="layout" svg:width="4.5cm" svg:height="4.5cm" svg:x="12.4cm" svg:y="4.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4cm" svg:height="1.3cm" svg:x="12.65cm" svg:y="4.9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draw:layer="layout" svg:width="4cm" svg:height="0.75cm" svg:x="12.65cm" svg:y="6.52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4cm" svg:height="0.75cm" svg:x="12.65cm" svg:y="7.52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5" draw:text-style-name="P5" draw:layer="layout" svg:x1="14.65cm" svg:y1="6.525cm" svg:x2="14.65cm" svg:y2="6.05cm">
            <text:p/>
          </draw:line>
          <draw:line draw:style-name="gr5" draw:text-style-name="P5" draw:layer="layout" svg:x1="14.65cm" svg:y1="8.275cm" svg:x2="14.65cm" svg:y2="8.575cm">
            <text:p/>
          </draw:line>
        </draw:g>
        <draw:g>
          <draw:line draw:style-name="gr6" draw:text-style-name="P5" draw:layer="layout" svg:x1="14.15cm" svg:y1="3.8cm" svg:x2="15.15cm" svg:y2="3.8cm">
            <text:p/>
          </draw:line>
          <draw:line draw:style-name="gr6" draw:text-style-name="P5" draw:layer="layout" svg:x1="14.65cm" svg:y1="3.8cm" svg:x2="14.65cm" svg:y2="4.61cm">
            <text:p/>
          </draw:line>
          <draw:polyline draw:style-name="gr7" draw:text-style-name="P5" draw:layer="layout" svg:width="0.312cm" svg:height="0.155cm" svg:x="14.494cm" svg:y="3.8cm" svg:viewBox="0 0 313 156" draw:points="0,156 156,0 313,156">
            <text:p/>
          </draw:polyline>
        </draw:g>
        <draw:line draw:style-name="gr8" draw:text-style-name="P5" draw:layer="layout" svg:x1="7.5cm" svg:y1="9.2cm" svg:x2="3.15cm" svg:y2="9.9cm">
          <text:p/>
        </draw:line>
        <draw:line draw:style-name="gr8" draw:text-style-name="P5" draw:layer="layout" svg:x1="13.8cm" svg:y1="6.9cm" svg:x2="9.35cm" svg:y2="7.4cm">
          <text:p/>
        </draw:line>
        <draw:g>
          <draw:polygon draw:style-name="gr9" draw:text-style-name="P6" draw:layer="layout" svg:width="0.338cm" svg:height="1.013cm" svg:x="20.807cm" svg:y="1.061cm" svg:viewBox="0 0 339 1014" draw:points="168,0 0,168 0,1014 339,1014 339,168">
            <text:p/>
          </draw:polygon>
          <draw:circle draw:style-name="gr10" draw:text-style-name="P7" draw:layer="layout" svg:width="0.54cm" svg:height="0.54cm" svg:x="20.705cm" svg:y="0.35cm">
            <text:p/>
          </draw:circle>
          <draw:line draw:style-name="gr11" draw:text-style-name="P7" draw:layer="layout" svg:x1="20.975cm" svg:y1="1.061cm" svg:x2="20.3cm" svg:y2="1.736cm">
            <text:p/>
          </draw:line>
          <draw:line draw:style-name="gr11" draw:text-style-name="P7" draw:layer="layout" svg:x1="21.65cm" svg:y1="1.736cm" svg:x2="20.975cm" svg:y2="1.061cm">
            <text:p/>
          </draw:line>
          <draw:line draw:style-name="gr11" draw:text-style-name="P7" draw:layer="layout" svg:x1="20.975cm" svg:y1="0.89cm" svg:x2="20.975cm" svg:y2="1.904cm">
            <text:p/>
          </draw:line>
          <draw:line draw:style-name="gr11" draw:text-style-name="P7" draw:layer="layout" svg:x1="20.975cm" svg:y1="1.904cm" svg:x2="20.468cm" svg:y2="2.75cm">
            <text:p/>
          </draw:line>
          <draw:line draw:style-name="gr11" draw:text-style-name="P7" draw:layer="layout" svg:x1="21.482cm" svg:y1="2.75cm" svg:x2="20.975cm" svg:y2="1.904cm">
            <text:p/>
          </draw:line>
        </draw:g>
        <draw:line draw:style-name="gr8" draw:text-style-name="P5" draw:layer="layout" svg:x1="20.1cm" svg:y1="2.05cm" svg:x2="15.4cm" svg:y2="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Trebuchet MS1" svg:font-family="'Trebuchet M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language="en" fo:country="US" fo:font-style="normal" style:text-underline-style="none" fo:font-weight="normal" style:font-name-asian="Arial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15%" fo:text-align="start" fo:text-indent="0cm" style:text-autospace="none" style:writing-mode="lr-tb"/>
      <style:text-properties fo:color="#004586" style:text-line-through-style="none" style:text-line-through-type="none" style:font-name="Trebuchet MS1" fo:font-family="'Trebuchet MS'" style:font-family-generic="swiss" fo:font-size="16pt" fo:font-style="normal" style:text-underline-style="none" fo:font-weight="normal" style:font-name-asian="Trebuchet MS1" style:font-family-asian="'Trebuchet MS'" style:font-family-generic-asian="swiss" style:font-size-asian="16pt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15%" fo:text-align="start" fo:text-indent="0cm" style:text-autospace="none" style:writing-mode="lr-tb"/>
      <style:text-properties fo:color="#004586" style:text-line-through-style="none" style:text-line-through-type="none" style:font-name="Trebuchet MS1" fo:font-family="'Trebuchet MS'" style:font-family-generic="swiss" fo:font-size="14pt" fo:font-style="normal" style:text-underline-style="none" fo:font-weight="bold" style:font-name-asian="Trebuchet MS1" style:font-family-asian="'Trebuchet MS'" style:font-family-generic-asian="swiss" style:font-size-asian="13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Trebuchet MS1" fo:font-family="'Trebuchet MS'" style:font-family-generic="swiss" fo:font-size="13pt" fo:font-style="normal" style:text-underline-style="none" fo:font-weight="bold" style:font-name-asian="Trebuchet MS1" style:font-family-asian="'Trebuchet MS'" style:font-family-generic-asian="swiss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4cm" fo:margin-bottom="0.265cm" fo:line-height="115%" fo:text-align="start" fo:text-indent="0cm" style:text-autospace="none" style:writing-mode="lr-tb"/>
      <style:text-properties fo:color="#000000" style:text-line-through-style="none" style:text-line-through-type="none" style:font-name="Trebuchet MS" fo:font-family="'Trebuchet MS'" style:font-family-generic="swiss" style:font-pitch="variable" fo:font-size="12pt" fo:font-style="italic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size-asian="11pt" style:font-style-asian="normal" style:font-weight-asian="normal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Trebuchet MS1" fo:font-family="'Trebuchet MS'" style:font-family-generic="swiss" fo:font-size="11pt" fo:font-style="normal" style:text-underline-style="none" fo:font-weight="normal" style:font-name-asian="Trebuchet MS1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1" fo:font-family="'Trebuchet MS'" style:font-family-generic="swiss" fo:font-size="11pt" fo:font-style="italic" style:text-underline-style="none" fo:font-weight="normal" style:font-name-asian="Trebuchet MS1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Tabl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igur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Left" style:display-name="Footer Lef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Endnot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mplimentary_20_Close" style:display-name="Complimentary Clos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Addresse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ignatur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ender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reformatted_20_Text" style:display-name="Preformatted Tex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Heading" style:display-name="List Heading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Contents" style:display-name="List Contents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orizontal_20_Line" style:display-name="Horizontal Lin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Right" style:display-name="Header Righ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Left" style:display-name="Header Lef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rame_20_Contents" style:display-name="Frame Contents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Right" style:display-name="Footer Righ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not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15%" fo:text-align="start" fo:text-indent="0cm" style:text-autospace="none" style:writing-mode="lr-tb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line-height="115%" fo:text-align="start" fo:text-indent="0cm" style:text-autospace="none" style:writing-mode="lr-tb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15%" fo:text-align="start" fo:text-indent="0cm" style:text-autospace="none" style:writing-mode="lr-tb"/>
      <style:text-properties fo:color="#000000" style:text-line-through-style="none" style:text-line-through-type="none" style:font-name="Liberation Sans1" fo:font-family="'Liberation Sans', Arial" style:font-family-generic="swiss" style:font-pitch="variable" fo:font-size="16pt" fo:font-style="normal" style:text-underline-style="none" fo:font-weight="bold" style:font-name-asian="DejaVu Sans" style:font-family-asian="'DejaVu Sans'" style:font-family-generic-asian="swiss" style:font-pitch-asian="variable" style:font-size-asian="16pt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</office:styles>
  <office:automatic-styles>
    <style:page-layout style:name="PM0">
      <style:page-layout-properties fo:margin-top="0cm" fo:margin-bottom="0cm" fo:margin-left="0cm" fo:margin-right="0cm" fo:page-width="22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6-10-11T08:27:07.835400266</meta:creation-date>
    <dc:date>2017-10-22T10:12:01.540314562</dc:date>
    <dc:creator>Tobias Kuhn</dc:creator>
    <meta:editing-duration>PT59M1S</meta:editing-duration>
    <meta:editing-cycles>29</meta:editing-cycles>
    <meta:generator>LibreOffice/5.3.1.2$Linux_X86_64 LibreOffice_project/30m0$Build-2</meta:generator>
    <meta:document-statistic meta:object-count="44"/>
  </office:meta>
</office:document-meta>
</file>